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or Driver </text:p>
      <text:p text:style-name="P3">a motor driver is a little current amplifier . The function of motor drivers is to take </text:p>
      <text:p text:style-name="P3"/>
      <text:p text:style-name="P3">a low current control signal and then turn it into a higher – current signal that can </text:p>
      <text:p text:style-name="P3"/>
      <text:p text:style-name="P3">drive a motor . </text:p>
      <text:p text:style-name="P3"/>
      <text:p text:style-name="P3"/>
      <text:p text:style-name="P3"/>
      <text:p text:style-name="P2">The use of motor driver : </text:p>
      <text:p text:style-name="P2"><text:span text:style-name="T1"/></text:p>
      <text:p text:style-name="P2"><text:span text:style-name="T1">connecting directly will result in not working motor and destroying the micro</text:span></text:p>
      <text:p text:style-name="P2"><text:span text:style-name="T1"/></text:p>
      <text:p text:style-name="P2"><text:span text:style-name="T1"><text:s/>controller due to high currents . Drivers are not used only for motors they are used</text:span></text:p>
      <text:p text:style-name="P2"><text:span text:style-name="T1"/></text:p>
      <text:p text:style-name="P2"><text:span text:style-name="T1"><text:s/>for any device that usually draws more than 50-100 mA .</text:span></text:p>
      <text:p text:style-name="P2"><text:span text:style-name="T1"/></text:p>
      <text:p text:style-name="P2"><text:span text:style-name="T1">Maximum current of micro controller output (typically 10-20mA) is not enough to</text:span></text:p>
      <text:p text:style-name="P2"><text:span text:style-name="T1"/></text:p>
      <text:p text:style-name="P2"><text:span text:style-name="T1"><text:s/>drive motor coil .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08:28:02.28</meta:creation-date>
    <meta:document-statistic meta:table-count="0" meta:image-count="0" meta:object-count="0" meta:page-count="1" meta:paragraph-count="10" meta:word-count="101" meta:character-count="545"/>
    <dc:date>2018-07-08T08:40:16.83</dc:date>
    <dc:creator>aa ss</dc:creator>
    <meta:editing-duration>PT12M20S</meta:editing-duration>
    <meta:editing-cycles>1</meta:editing-cycles>
    <meta:generator>OpenOffice/4.1.1$Win32 OpenOffice.org_project/411m6$Build-9775</meta:generator>
  </office:meta>
</office:document-meta>
</file>